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3.67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88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1.588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74cm" fo:break-before="auto" style:use-optimal-row-height="true"/>
    </style:style>
    <style:style style:name="ro7" style:family="table-row">
      <style:table-row-properties style:row-height="0.647cm" fo:break-before="auto" style:use-optimal-row-height="true"/>
    </style:style>
    <style:style style:name="ro8" style:family="table-row">
      <style:table-row-properties style:row-height="0.665cm" fo:break-before="auto" style:use-optimal-row-height="true"/>
    </style:style>
    <style:style style:name="ro9" style:family="table-row">
      <style:table-row-properties style:row-height="0.877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1.473cm" fo:break-before="auto" style:use-optimal-row-height="true"/>
    </style:style>
    <style:style style:name="ro12" style:family="table-row">
      <style:table-row-properties style:row-height="2.184cm" fo:break-before="auto" style:use-optimal-row-height="true"/>
    </style:style>
    <style:style style:name="ro13" style:family="table-row">
      <style:table-row-properties style:row-height="3.184cm" fo:break-before="auto" style:use-optimal-row-height="true"/>
    </style:style>
    <style:style style:name="ro14" style:family="table-row">
      <style:table-row-properties style:row-height="2.263cm" fo:break-before="auto" style:use-optimal-row-height="true"/>
    </style:style>
    <style:style style:name="ro15" style:family="table-row">
      <style:table-row-properties style:row-height="1.552cm" fo:break-before="auto" style:use-optimal-row-height="true"/>
    </style:style>
    <style:style style:name="ro16" style:family="table-row">
      <style:table-row-properties style:row-height="2.369cm" fo:break-before="auto" style:use-optimal-row-height="true"/>
    </style:style>
    <style:style style:name="ro17" style:family="table-row">
      <style:table-row-properties style:row-height="2.311cm" fo:break-before="auto" style:use-optimal-row-height="true"/>
    </style:style>
    <style:style style:name="ro18" style:family="table-row">
      <style:table-row-properties style:row-height="1.579cm" fo:break-before="auto" style:use-optimal-row-height="true"/>
    </style:style>
    <style:style style:name="ro19" style:family="table-row">
      <style:table-row-properties style:row-height="1.52cm" fo:break-before="auto" style:use-optimal-row-height="true"/>
    </style:style>
    <style:style style:name="ro20" style:family="table-row">
      <style:table-row-properties style:row-height="2.983cm" fo:break-before="auto" style:use-optimal-row-height="true"/>
    </style:style>
    <style:style style:name="ro21" style:family="table-row">
      <style:table-row-properties style:row-height="4.001cm" fo:break-before="auto" style:use-optimal-row-height="true"/>
    </style:style>
    <style:style style:name="ro22" style:family="table-row">
      <style:table-row-properties style:row-height="2.427cm" fo:break-before="auto" style:use-optimal-row-height="true"/>
    </style:style>
    <style:style style:name="ro23" style:family="table-row">
      <style:table-row-properties style:row-height="3.217cm" fo:break-before="auto" style:use-optimal-row-height="false"/>
    </style:style>
    <style:style style:name="ro24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wrap" fo:border="0.002cm solid #000000"/>
      <style:text-properties style:font-name="Tahoma" fo:font-size="16pt" fo:language="en" fo:country="US" style:font-name-asian="Arial" style:font-size-asian="16pt" style:language-asian="en" style:country-asian="US" style:font-name-complex="Tahoma" style:font-size-complex="16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35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6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7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poniedzial`ek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style-name="ce15" office:value-type="string">
            <text:p>dwadzies`cia</text:p>
          </table:table-cell>
          <table:table-cell table:style-name="ce20" office:value-type="string">
            <text:p>amashumi ama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5-12T17:19:50.73">
            <text:p>0512 <text:s/>1719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5-12T17:19:50.73">
            <text:p>0512 <text:s/>1719</text:p>
          </table:table-cell>
          <table:table-cell table:style-name="ce8" table:formula="of:=NOW()" office:value-type="date" office:date-value="2022-05-12T17:19:50.73">
            <text:p>0512 <text:s/>1719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5-12T17:19:50.73">
            <text:p>0512 <text:s/>1719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5-12T17:19:50.73">
            <text:p>0512 <text:s/>1719</text:p>
          </table:table-cell>
          <table:table-cell table:style-name="ce8" table:formula="of:=NOW()" office:value-type="date" office:date-value="2022-05-12T17:19:50.73">
            <text:p>0512 <text:s/>1719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7" table:number-rows-repeated="10484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8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5-10">
            <text:p>051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ziewiątego Maja. / Wiek : 8,3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ثنين، التاسع من شهر مايو \ السابع من شهر شوّال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9). / 입하 (5/5), 제 넷 날. / 초후(5/5), 제 넷. / 공자, 2574(서력 + 552). 네닌, 152(공자 - 2422). 간교 1144 (공자 - 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フェンスの前に着く。ほぼ同時に、ミケ、下空間の、右手から、やって来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ペースト。冷蔵庫からのもの。半分。フェンスを通して、落とす。ミケは、食べている。雨降り。雨をいやがる風でもない。＜２＞さらに、固形。筒を使う。２回、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 : rośliny] Przymiotno białe(ヒメジョオン). &lt;1&gt; Rodzaj : Przymiotno (nazwa naukowa : Erigeron) &lt;2&gt; E. philadelphicus(ハルジオン). Z tym, w tym samym rodzaju. &lt;3&gt; Sezon kwitnienia : Od Maja do Sierpnia.</text:p>
          </table:table-cell>
          <table:covered-table-cell table:number-columns-repeated="2" table:style-name="ce21"/>
          <table:table-cell table:style-name="ce3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5-11T09:52:44.95">
            <text:p>05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siątego Maja. / Wiek : 9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عاشر من شهر مايو \ الثامن من شهر شوّال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5/10). / 입하 (5/5), 제 여섯 날. / 차후 (5/10), 제 하나 날. / 공자 2574, 네닌 152, 간교 1144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（１）ミケ。中間壁。＜１＞地面に下ろす。２－３度、腰の摩り、身体を私の脚部へ押し付け。&lt;2&gt;すると、[ニャア]と、鳴きながらだったか、歩道へ行ってしまう。壁に登ってくる。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中間からやってきた時に、ペーストを置いた。そのペーストを、食べ始める。</text:p>
          </table:table-cell>
          <table:covered-table-cell table:number-columns-repeated="2" table:style-name="ce21"/>
          <table:table-cell table:style-name="ce36"/>
          <table:table-cell table:style-name="ce37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（３）思ったこと：ミケは、クロと違って、地上で、ごろごろをしたり、周囲を凝視、はしない。ミケに声をかけた[お前は、お前だな]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:서력] (1) &lt;1895 : 일본&gt; 청나라에게 랴오둥 반도를 반환 (2) &lt;1857 : 영속 인도&gt; 세포이 항쟁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スズメノカタビラ). &lt;1&gt; Roślina jednoletnia. &lt;2&gt; Kłącze, nie ma. &lt;3&gt; Sezon kwitnienia : Niezależnie do sezonu. głównie, wiosną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 office:value-type="date" office:date-value="2022-05-12T16:39:03.9">
            <text:p>05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jedenastego Maja. / Wiek : 10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حادي عشر من شهر مايو \ التاسع من شهر <text:s/>شوّال.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5/11). / 입하(5/5), 제 일곱(7) 날. / 차후 (5/10), 제 둘 날. / 공자 2574. 레닌 152 (-2422). 간교 1144 (-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初め、フェンスの中。[肩壁]の位置まで進む。ミケは、フェンスの中の、対応する位置まで出張ってくる。外へは来ない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２）[突出]の下まで、戻る。舌を鳴らす。ミケを呼ぶ。しばらくして、出てく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３）[餌遣り壁]のところまで来る。そこから先へは、来ない。餌遣りの位置においても、コンクリの部分へは、足を置かない。その手前、フェンスのすぐ脇、土の部分に、留ま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４）足を掴んで、下ろす。は、しなかったか。＜２＞ペースト、そして、固形。＜３＞固形は、ペーストの食べ終わりを待ってから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５）思ったこと＜１＞ミケ。クロがいなくなって、ひとりになった。なにか、周囲に、変化が出たか。人間から、何かされたか。別の猫、生き物が、縄張りに入ってきたか。＜２＞私に対して、警戒している。と、解釈した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1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974 : 일본&gt; 후루카와코어교어(古河工業) 회사. 아시오 광독 사전(足尾鉱毒事件)의 비해자들과의 조정(調停)이 성립. (2) &lt;1939:일본(만주국, 満州国)&gt; 소련, 몽골 사이에 한힌골 전투(일본 : ノモンハン事件) 발생. (3) &lt;1955:일본&gt; 시운마루호 사고 (紫雲丸事故). 일본 세토 내해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E.philadelphicus(ハルジオン) i przymiotno białe (Erigeron annuus, ヒメジョオン). &lt;1&gt; Ja je rozróżnić : E.p. --&gt; liść trzyma łodygę. / E.a. --&gt; 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31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8">
          <table:table-cell table:number-columns-repeated="4"/>
          <table:table-cell table:formula="of:=NOW()" office:value-type="date" office:date-value="2022-05-12T17:19:50.89">
            <text:p>2022/5/12 17:19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akura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24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8" table:number-rows-repeated="1048331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2">2022/05/12</text:date>, <text:time>17:19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5-12T17:19:50.45</dc:date>
    <dc:creator>iwabuchi ken</dc:creator>
    <meta:editing-duration>P18DT2H39M48S</meta:editing-duration>
    <meta:editing-cycles>2507</meta:editing-cycles>
    <meta:generator>OpenOffice/4.1.3$Win32 OpenOffice.org_project/413m1$Build-9783</meta:generator>
    <meta:document-statistic meta:table-count="2" meta:cell-count="770" meta:object-count="0"/>
  </office:meta>
</office:document-meta>
</file>